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Otwórzcie drzwi Chrystusowi,</text:span><text:span text:style-name="T1"><text:line-break/></text:span><text:span text:style-name="T1">nie lękajcie się</text:span><text:span text:style-name="T1"><text:line-break/></text:span><text:span text:style-name="T1">bo to potężny Pan i Zbawca,</text:span><text:span text:style-name="T1"><text:line-break/></text:span><text:span text:style-name="T1">On zwyciężył śmierć</text:span><text:span text:style-name="T1"><text:line-break/></text:span><text:span text:style-name="T1">Zostań z nami Panie</text:span><text:span text:style-name="T1"><text:line-break/></text:span><text:span text:style-name="T1">przez wszystkie dni,</text:span><text:span text:style-name="T1"><text:line-break/></text:span><text:span text:style-name="T1">aż do skończenia świata</text:span><text:span text:style-name="T1"><text:line-break/></text:span><text:span text:style-name="T1">Jezu ufamy C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1-27T12:03:52</dc:date>
    <dc:language>pl-PL</dc:language>
    <meta:editing-cycles>11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